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ad2ec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55180" officeooo:paragraph-rsid="00255180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61bc7" officeooo:paragraph-rsid="00261bc7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Table_20_Contents" style:list-style-name="L1">
      <style:text-properties style:font-name="Arial" officeooo:rsid="00197dac" officeooo:paragraph-rsid="00197dac"/>
    </style:style>
    <style:style style:name="P13" style:family="paragraph" style:parent-style-name="Table_20_Contents" style:list-style-name="L4">
      <style:text-properties style:font-name="Arial" officeooo:rsid="00197dac" officeooo:paragraph-rsid="00255180"/>
    </style:style>
    <style:style style:name="P14" style:family="paragraph" style:parent-style-name="Table_20_Contents" style:list-style-name="L1">
      <style:text-properties style:font-name="Arial" officeooo:rsid="001afa72" officeooo:paragraph-rsid="001afa72"/>
    </style:style>
    <style:style style:name="P15" style:family="paragraph" style:parent-style-name="Table_20_Contents" style:list-style-name="L3">
      <style:text-properties style:font-name="Arial" officeooo:rsid="00261bc7" officeooo:paragraph-rsid="002951b9"/>
    </style:style>
    <style:style style:name="P16" style:family="paragraph" style:parent-style-name="Table_20_Contents" style:list-style-name="L3">
      <style:text-properties style:font-name="Arial" officeooo:rsid="00261bc7" officeooo:paragraph-rsid="00261bc7"/>
    </style:style>
    <style:style style:name="P17" style:family="paragraph" style:parent-style-name="Table_20_Contents" style:list-style-name="L5">
      <style:text-properties style:font-name="Arial" officeooo:rsid="0021fe20" officeooo:paragraph-rsid="0021fe20"/>
    </style:style>
    <style:style style:name="P18" style:family="paragraph" style:parent-style-name="Table_20_Contents" style:list-style-name="L2">
      <style:text-properties officeooo:rsid="00261bc7" officeooo:paragraph-rsid="00261bc7"/>
    </style:style>
    <style:style style:name="T1" style:family="text">
      <style:text-properties officeooo:rsid="00232872"/>
    </style:style>
    <style:style style:name="T2" style:family="text">
      <style:text-properties fo:font-weight="bold" officeooo:rsid="00197dac" style:font-weight-asian="bold" style:font-weight-complex="bold"/>
    </style:style>
    <style:style style:name="T3" style:family="text">
      <style:text-properties fo:font-weight="bold" officeooo:rsid="001ce079" style:font-weight-asian="bold" style:font-weight-complex="bold"/>
    </style:style>
    <style:style style:name="T4" style:family="text">
      <style:text-properties fo:font-weight="bold" officeooo:rsid="0023ac76" style:font-weight-asian="bold" style:font-weight-complex="bold"/>
    </style:style>
    <style:style style:name="T5" style:family="text">
      <style:text-properties fo:font-weight="bold" officeooo:rsid="00261bc7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1afa72"/>
    </style:style>
    <style:style style:name="T8" style:family="text">
      <style:text-properties officeooo:rsid="001a411f"/>
    </style:style>
    <style:style style:name="T9" style:family="text">
      <style:text-properties officeooo:rsid="0020c121"/>
    </style:style>
    <style:style style:name="T10" style:family="text">
      <style:text-properties officeooo:rsid="001afa72"/>
    </style:style>
    <style:style style:name="T11" style:family="text">
      <style:text-properties officeooo:rsid="00261bc7"/>
    </style:style>
    <style:style style:name="T12" style:family="text">
      <style:text-properties officeooo:rsid="00270d9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5">2</text:span></text:p>
          </table:table-cell>
          <table:table-cell table:style-name="Tabelle4.A1" office:value-type="string">
            <text:p text:style-name="P3">Element: <text:span text:style-name="T2">1</text:span></text:p>
          </table:table-cell>
          <table:table-cell table:style-name="Tabelle4.C1" office:value-type="string">
            <text:p text:style-name="P3">Title: <text:span text:style-name="T2">Setting the </text:span><text:span text:style-name="T4">s</text:span><text:span text:style-name="T2">ta</text:span><text:span text:style-name="T3">g</text:span><text:span text:style-name="T2">e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9">Screencast with slides</text:span></text:p>
            <text:p text:style-name="P3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Screen</text:p>
          </table:table-cell>
          <table:table-cell table:style-name="Tabelle1.C1" office:value-type="string">
            <text:p text:style-name="P7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Module <text:span text:style-name="T11">2</text:span></text:p>
          </table:table-cell>
          <table:table-cell table:style-name="Tabelle1.C2" office:value-type="string">
            <text:list xml:id="list6580065602949438334" text:style-name="L1">
              <text:list-item>
                <text:p text:style-name="P12">Welcome to Module <text:span text:style-name="T11">2</text:span></text:p>
              </text:list-item>
              <text:list-item>
                <text:p text:style-name="P14"><text:span text:style-name="T8">I</text:span>n module <text:span text:style-name="T11">2</text:span> we learn <text:span text:style-name="T11">how to make decisions in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9">Conditional</text:p>
            <text:p text:style-name="P9">statements</text:p>
          </table:table-cell>
          <table:table-cell table:style-name="Tabelle1.C3" office:value-type="string">
            <text:list xml:id="list1498040563388597416" text:style-name="L2">
              <text:list-item>
                <text:p text:style-name="P18"><text:span text:style-name="T7">C</text:span><text:span text:style-name="T6">onditional statements let us make decisions in our programs: only if a given condition is true, we execute some cod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9">Value comparison</text:p>
            <text:p text:style-name="P9">Boolean algebra</text:p>
          </table:table-cell>
          <table:table-cell table:style-name="Tabelle1.C4" office:value-type="string">
            <text:list xml:id="list416269383023509884" text:style-name="L3">
              <text:list-item>
                <text:p text:style-name="P15">Then we look at how we compare values in our programs, to get to truth value that we can use as a condition</text:p>
              </text:list-item>
              <text:list-item>
                <text:p text:style-name="P16"><text:span text:style-name="T12">Using B</text:span>oolean algebra <text:span text:style-name="T12">we can </text:span>connect condi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5">Coding session</text:p>
          </table:table-cell>
          <table:table-cell table:style-name="Tabelle1.C5" office:value-type="string">
            <text:list xml:id="list6068659252187740018" text:style-name="L4">
              <text:list-item>
                <text:p text:style-name="P13">We <text:span text:style-name="T10">apply our new knowledge about conditions and Boolean algebra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5">Finally</text:p>
          </table:table-cell>
          <table:table-cell table:style-name="Tabelle1.C6" office:value-type="string">
            <text:list xml:id="list5165108988906449906" text:style-name="L5">
              <text:list-item>
                <text:p text:style-name="P17">Finally we wrap up what we learned in this module and look at the assignment.</text:p>
              </text:list-item>
              <text:list-item>
                <text:p text:style-name="P17">Module ends with the quiz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d2e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57S</meta:editing-duration>
    <meta:editing-cycles>15</meta:editing-cycles>
    <meta:generator>LibreOffice/5.1.2.2$Windows_x86 LibreOffice_project/d3bf12ecb743fc0d20e0be0c58ca359301eb705f</meta:generator>
    <dc:date>2017-08-07T21:08:47.011000000</dc:date>
    <meta:document-statistic meta:table-count="2" meta:image-count="1" meta:object-count="0" meta:page-count="1" meta:paragraph-count="28" meta:word-count="150" meta:character-count="856" meta:non-whitespace-character-count="693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